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25.81pt" svg:y="381.23pt">
            <loext:p draw:notify-on-update-of-ranges="Sheet1.B3:Sheet1.B26 Sheet1.C3:Sheet1.C26 Sheet1.I3:Sheet1.I26 Sheet1.B3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26.83pt" svg:y="665.38pt">
            <loext:p draw:notify-on-update-of-ranges="Sheet1.B30:Sheet1.B30 Sheet1.B31:Sheet1.B54 Sheet1.C30:Sheet1.C30 Sheet1.C31:Sheet1.C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offset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n(y)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phase shifted</text:p>
          </table:table-cell>
          <table:table-cell/>
          <table:table-cell office:value-type="string" calcext:value-type="string">
            <text:p>predicted y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SIN(RADIANS([.C3]))" office:value-type="float" office:value="0.882947592858927" calcext:value-type="float">
            <text:p>0.8829475929</text:p>
          </table:table-cell>
          <table:table-cell table:style-name="ce2" table:formula="of:=[.C3]/66" office:value-type="float" office:value="0.939393939393939" calcext:value-type="float">
            <text:p>0.939</text:p>
          </table:table-cell>
          <table:table-cell table:style-name="ce3" table:formula="of:=DEGREES(ASIN([.E3]))" office:value-type="float" office:value="69.9500242758485" calcext:value-type="float">
            <text:p>70</text:p>
          </table:table-cell>
          <table:table-cell table:formula="of:=[.B3]+[.$G$1]" office:value-type="float" office:value="-34" calcext:value-type="float">
            <text:p>-34</text:p>
          </table:table-cell>
          <table:table-cell table:style-name="ce4" table:formula="of:=COS(RADIANS([.G3]*[.$H$1]))^0.6" office:value-type="float" office:value="0.893602814799223" calcext:value-type="float">
            <text:p>0.89</text:p>
          </table:table-cell>
          <table:table-cell table:style-name="ce5" table:formula="of:=67*[.H3]" office:value-type="float" office:value="59.8713885915479" calcext:value-type="float">
            <text:p>60</text:p>
          </table:table-cell>
          <table:table-cell table:style-name="ce6" table:formula="of:=[.C3]-[.I3]" office:value-type="float" office:value="2.12861140845207" calcext:value-type="float">
            <text:p>2.1</text:p>
          </table:table-cell>
        </table:table-row>
        <table:table-row table:style-name="ro1">
          <table:table-cell/>
          <table:table-cell table:formula="of:=[.B3]+15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SIN(RADIANS([.C4]))" office:value-type="float" office:value="0.90630778703665" calcext:value-type="float">
            <text:p>0.906307787</text:p>
          </table:table-cell>
          <table:table-cell table:style-name="ce2" table:formula="of:=[.C4]/66" office:value-type="float" office:value="0.984848484848485" calcext:value-type="float">
            <text:p>0.985</text:p>
          </table:table-cell>
          <table:table-cell table:style-name="ce3" table:formula="of:=DEGREES(ASIN([.E4]))" office:value-type="float" office:value="80.0134485527997" calcext:value-type="float">
            <text:p>80</text:p>
          </table:table-cell>
          <table:table-cell table:formula="of:=[.B4]+[.$G$1]" office:value-type="float" office:value="-19" calcext:value-type="float">
            <text:p>-19</text:p>
          </table:table-cell>
          <table:table-cell table:style-name="ce4" table:formula="of:=COS(RADIANS([.G4]*[.$H$1]))^0.6" office:value-type="float" office:value="0.96694559489743" calcext:value-type="float">
            <text:p>0.97</text:p>
          </table:table-cell>
          <table:table-cell table:style-name="ce5" table:formula="of:=67*[.H4]" office:value-type="float" office:value="64.7853548581278" calcext:value-type="float">
            <text:p>65</text:p>
          </table:table-cell>
          <table:table-cell table:style-name="ce6" table:formula="of:=[.C4]-[.I4]" office:value-type="float" office:value="0.214645141872154" calcext:value-type="float">
            <text:p>0.2</text:p>
          </table:table-cell>
        </table:table-row>
        <table:table-row table:style-name="ro1">
          <table:table-cell/>
          <table:table-cell table:formula="of:=[.B4]+1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formula="of:=SIN(RADIANS([.C5]))" office:value-type="float" office:value="0.913545457642601" calcext:value-type="float">
            <text:p>0.9135454576</text:p>
          </table:table-cell>
          <table:table-cell table:style-name="ce2" table:formula="of:=[.C5]/66" office:value-type="float" office:value="1" calcext:value-type="float">
            <text:p>1.000</text:p>
          </table:table-cell>
          <table:table-cell table:style-name="ce3" table:formula="of:=DEGREES(ASIN([.E5]))" office:value-type="float" office:value="90" calcext:value-type="float">
            <text:p>90</text:p>
          </table:table-cell>
          <table:table-cell table:formula="of:=[.B5]+[.$G$1]" office:value-type="float" office:value="-4" calcext:value-type="float">
            <text:p>-4</text:p>
          </table:table-cell>
          <table:table-cell table:style-name="ce4" table:formula="of:=COS(RADIANS([.G5]*[.$H$1]))^0.6" office:value-type="float" office:value="0.998537717283118" calcext:value-type="float">
            <text:p>1.00</text:p>
          </table:table-cell>
          <table:table-cell table:style-name="ce5" table:formula="of:=67*[.H5]" office:value-type="float" office:value="66.9020270579689" calcext:value-type="float">
            <text:p>67</text:p>
          </table:table-cell>
          <table:table-cell table:style-name="ce6" table:formula="of:=[.C5]-[.I5]" office:value-type="float" office:value="-0.90202705796888" calcext:value-type="float">
            <text:p>-0.9</text:p>
          </table:table-cell>
        </table:table-row>
        <table:table-row table:style-name="ro1">
          <table:table-cell/>
          <table:table-cell table:formula="of:=[.B5]+15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SIN(RADIANS([.C6]))" office:value-type="float" office:value="0.90630778703665" calcext:value-type="float">
            <text:p>0.906307787</text:p>
          </table:table-cell>
          <table:table-cell table:style-name="ce2" table:formula="of:=[.C6]/66" office:value-type="float" office:value="0.984848484848485" calcext:value-type="float">
            <text:p>0.985</text:p>
          </table:table-cell>
          <table:table-cell table:style-name="ce3" table:formula="of:=DEGREES(ASIN([.E6]))" office:value-type="float" office:value="80.0134485527997" calcext:value-type="float">
            <text:p>80</text:p>
          </table:table-cell>
          <table:table-cell table:formula="of:=[.B6]+[.$G$1]" office:value-type="float" office:value="11" calcext:value-type="float">
            <text:p>11</text:p>
          </table:table-cell>
          <table:table-cell table:style-name="ce4" table:formula="of:=COS(RADIANS([.G6]*[.$H$1]))^0.6" office:value-type="float" office:value="0.988935451636559" calcext:value-type="float">
            <text:p>0.99</text:p>
          </table:table-cell>
          <table:table-cell table:style-name="ce5" table:formula="of:=67*[.H6]" office:value-type="float" office:value="66.2586752596495" calcext:value-type="float">
            <text:p>66</text:p>
          </table:table-cell>
          <table:table-cell table:style-name="ce6" table:formula="of:=[.C6]-[.I6]" office:value-type="float" office:value="-1.25867525964948" calcext:value-type="float">
            <text:p>-1.3</text:p>
          </table:table-cell>
        </table:table-row>
        <table:table-row table:style-name="ro1">
          <table:table-cell/>
          <table:table-cell table:formula="of:=[.B6]+15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SIN(RADIANS([.C7]))" office:value-type="float" office:value="0.891006524188368" calcext:value-type="float">
            <text:p>0.8910065242</text:p>
          </table:table-cell>
          <table:table-cell table:style-name="ce2" table:formula="of:=[.C7]/66" office:value-type="float" office:value="0.954545454545455" calcext:value-type="float">
            <text:p>0.955</text:p>
          </table:table-cell>
          <table:table-cell table:style-name="ce3" table:formula="of:=DEGREES(ASIN([.E7]))" office:value-type="float" office:value="72.6585571972402" calcext:value-type="float">
            <text:p>73</text:p>
          </table:table-cell>
          <table:table-cell table:formula="of:=[.B7]+[.$G$1]" office:value-type="float" office:value="26" calcext:value-type="float">
            <text:p>26</text:p>
          </table:table-cell>
          <table:table-cell table:style-name="ce4" table:formula="of:=COS(RADIANS([.G7]*[.$H$1]))^0.6" office:value-type="float" office:value="0.937985472675259" calcext:value-type="float">
            <text:p>0.94</text:p>
          </table:table-cell>
          <table:table-cell table:style-name="ce5" table:formula="of:=67*[.H7]" office:value-type="float" office:value="62.8450266692424" calcext:value-type="float">
            <text:p>63</text:p>
          </table:table-cell>
          <table:table-cell table:style-name="ce6" table:formula="of:=[.C7]-[.I7]" office:value-type="float" office:value="0.15497333075762" calcext:value-type="float">
            <text:p>0.2</text:p>
          </table:table-cell>
        </table:table-row>
        <table:table-row table:style-name="ro1">
          <table:table-cell/>
          <table:table-cell table:formula="of:=[.B7]+15"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formula="of:=SIN(RADIANS([.C8]))" office:value-type="float" office:value="0.857167300702112" calcext:value-type="float">
            <text:p>0.8571673007</text:p>
          </table:table-cell>
          <table:table-cell table:style-name="ce2" table:formula="of:=[.C8]/66" office:value-type="float" office:value="0.893939393939394" calcext:value-type="float">
            <text:p>0.894</text:p>
          </table:table-cell>
          <table:table-cell table:style-name="ce3" table:formula="of:=DEGREES(ASIN([.E8]))" office:value-type="float" office:value="63.3725216070254" calcext:value-type="float">
            <text:p>63</text:p>
          </table:table-cell>
          <table:table-cell table:formula="of:=[.B8]+[.$G$1]" office:value-type="float" office:value="41" calcext:value-type="float">
            <text:p>41</text:p>
          </table:table-cell>
          <table:table-cell table:style-name="ce4" table:formula="of:=COS(RADIANS([.G8]*[.$H$1]))^0.6" office:value-type="float" office:value="0.844632751746331" calcext:value-type="float">
            <text:p>0.84</text:p>
          </table:table-cell>
          <table:table-cell table:style-name="ce5" table:formula="of:=67*[.H8]" office:value-type="float" office:value="56.5903943670042" calcext:value-type="float">
            <text:p>57</text:p>
          </table:table-cell>
          <table:table-cell table:style-name="ce6" table:formula="of:=[.C8]-[.I8]" office:value-type="float" office:value="2.40960563299583" calcext:value-type="float">
            <text:p>2.4</text:p>
          </table:table-cell>
        </table:table-row>
        <table:table-row table:style-name="ro1">
          <table:table-cell/>
          <table:table-cell table:formula="of:=[.B8]+15"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formula="of:=SIN(RADIANS([.C9]))" office:value-type="float" office:value="0.777145961456971" calcext:value-type="float">
            <text:p>0.7771459615</text:p>
          </table:table-cell>
          <table:table-cell table:style-name="ce2" table:formula="of:=[.C9]/66" office:value-type="float" office:value="0.772727272727273" calcext:value-type="float">
            <text:p>0.773</text:p>
          </table:table-cell>
          <table:table-cell table:style-name="ce3" table:formula="of:=DEGREES(ASIN([.E9]))" office:value-type="float" office:value="50.5994312462623" calcext:value-type="float">
            <text:p>51</text:p>
          </table:table-cell>
          <table:table-cell table:formula="of:=[.B9]+[.$G$1]" office:value-type="float" office:value="56" calcext:value-type="float">
            <text:p>56</text:p>
          </table:table-cell>
          <table:table-cell table:style-name="ce4" table:formula="of:=COS(RADIANS([.G9]*[.$H$1]))^0.6" office:value-type="float" office:value="0.705564937562316" calcext:value-type="float">
            <text:p>0.71</text:p>
          </table:table-cell>
          <table:table-cell table:style-name="ce5" table:formula="of:=67*[.H9]" office:value-type="float" office:value="47.2728508166752" calcext:value-type="float">
            <text:p>47</text:p>
          </table:table-cell>
          <table:table-cell table:style-name="ce6" table:formula="of:=[.C9]-[.I9]" office:value-type="float" office:value="3.7271491833248" calcext:value-type="float">
            <text:p>3.7</text:p>
          </table:table-cell>
        </table:table-row>
        <table:table-row table:style-name="ro1">
          <table:table-cell/>
          <table:table-cell table:formula="of:=[.B9]+15"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formula="of:=SIN(RADIANS([.C10]))" office:value-type="float" office:value="0.587785252292473" calcext:value-type="float">
            <text:p>0.5877852523</text:p>
          </table:table-cell>
          <table:table-cell table:style-name="ce2" table:formula="of:=[.C10]/66" office:value-type="float" office:value="0.545454545454545" calcext:value-type="float">
            <text:p>0.545</text:p>
          </table:table-cell>
          <table:table-cell table:style-name="ce3" table:formula="of:=DEGREES(ASIN([.E10]))" office:value-type="float" office:value="33.055731150854" calcext:value-type="float">
            <text:p>33</text:p>
          </table:table-cell>
          <table:table-cell table:formula="of:=[.B10]+[.$G$1]" office:value-type="float" office:value="71" calcext:value-type="float">
            <text:p>71</text:p>
          </table:table-cell>
          <table:table-cell table:style-name="ce4" table:formula="of:=COS(RADIANS([.G10]*[.$H$1]))^0.6" office:value-type="float" office:value="0.510017585128045" calcext:value-type="float">
            <text:p>0.51</text:p>
          </table:table-cell>
          <table:table-cell table:style-name="ce5" table:formula="of:=67*[.H10]" office:value-type="float" office:value="34.171178203579" calcext:value-type="float">
            <text:p>34</text:p>
          </table:table-cell>
          <table:table-cell table:style-name="ce6" table:formula="of:=[.C10]-[.I10]" office:value-type="float" office:value="1.82882179642099" calcext:value-type="float">
            <text:p>1.8</text:p>
          </table:table-cell>
        </table:table-row>
        <table:table-row table:style-name="ro1">
          <table:table-cell/>
          <table:table-cell table:formula="of:=[.B10]+15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SIN(RADIANS([.C11]))" office:value-type="float" office:value="0.139173100960065" calcext:value-type="float">
            <text:p>0.139173101</text:p>
          </table:table-cell>
          <table:table-cell table:style-name="ce2" table:formula="of:=[.C11]/66" office:value-type="float" office:value="0.121212121212121" calcext:value-type="float">
            <text:p>0.121</text:p>
          </table:table-cell>
          <table:table-cell table:style-name="ce3" table:formula="of:=DEGREES(ASIN([.E11]))" office:value-type="float" office:value="6.96206269108445" calcext:value-type="float">
            <text:p>7</text:p>
          </table:table-cell>
          <table:table-cell table:formula="of:=[.B11]+[.$G$1]" office:value-type="float" office:value="86" calcext:value-type="float">
            <text:p>86</text:p>
          </table:table-cell>
          <table:table-cell table:style-name="ce4" table:formula="of:=COS(RADIANS([.G11]*[.$H$1]))^0.6" office:value-type="float" office:value="0.202372133895145" calcext:value-type="float">
            <text:p>0.20</text:p>
          </table:table-cell>
          <table:table-cell table:style-name="ce5" table:formula="of:=67*[.H11]" office:value-type="float" office:value="13.5589329709747" calcext:value-type="float">
            <text:p>14</text:p>
          </table:table-cell>
          <table:table-cell table:style-name="ce6" table:formula="of:=[.C11]-[.I11]" office:value-type="float" office:value="-5.55893297097472" calcext:value-type="float">
            <text:p>-5.6</text:p>
          </table:table-cell>
        </table:table-row>
        <table:table-row table:style-name="ro1">
          <table:table-cell/>
          <table:table-cell table:formula="of:=[.B11]+15" office:value-type="float" office:value="135" calcext:value-type="float">
            <text:p>135</text:p>
          </table:table-cell>
          <table:table-cell office:value-type="float" office:value="-22" calcext:value-type="float">
            <text:p>-22</text:p>
          </table:table-cell>
          <table:table-cell table:formula="of:=SIN(RADIANS([.C12]))" office:value-type="float" office:value="-0.374606593415912" calcext:value-type="float">
            <text:p>-0.3746065934</text:p>
          </table:table-cell>
          <table:table-cell table:style-name="ce2" table:formula="of:=[.C12]/66" office:value-type="float" office:value="-0.333333333333333" calcext:value-type="float">
            <text:p>-0.333</text:p>
          </table:table-cell>
          <table:table-cell table:style-name="ce3" table:formula="of:=DEGREES(ASIN([.E12]))" office:value-type="float" office:value="-19.4712206344907" calcext:value-type="float">
            <text:p>-19</text:p>
          </table:table-cell>
          <table:table-cell table:formula="of:=[.B12]+[.$G$1]" office:value-type="float" office:value="101" calcext:value-type="float">
            <text:p>101</text:p>
          </table:table-cell>
          <table:table-cell table:style-name="ce4" table:formula="of:=-POWER(-COS(RADIANS([.G12])); 0.6)" office:value-type="float" office:value="-0.370134278136061" calcext:value-type="float">
            <text:p>-0.37</text:p>
          </table:table-cell>
          <table:table-cell table:style-name="ce5" table:formula="of:=67*[.H12]" office:value-type="float" office:value="-24.7989966351161" calcext:value-type="float">
            <text:p>-25</text:p>
          </table:table-cell>
          <table:table-cell table:style-name="ce6" table:formula="of:=[.C12]-[.I12]" office:value-type="float" office:value="2.79899663511606" calcext:value-type="float">
            <text:p>2.8</text:p>
          </table:table-cell>
        </table:table-row>
        <table:table-row table:style-name="ro1">
          <table:table-cell/>
          <table:table-cell table:formula="of:=[.B12]+15" office:value-type="float" office:value="150" calcext:value-type="float">
            <text:p>150</text:p>
          </table:table-cell>
          <table:table-cell office:value-type="float" office:value="-43" calcext:value-type="float">
            <text:p>-43</text:p>
          </table:table-cell>
          <table:table-cell table:formula="of:=SIN(RADIANS([.C13]))" office:value-type="float" office:value="-0.681998360062498" calcext:value-type="float">
            <text:p>-0.6819983601</text:p>
          </table:table-cell>
          <table:table-cell table:style-name="ce2" table:formula="of:=[.C13]/66" office:value-type="float" office:value="-0.651515151515152" calcext:value-type="float">
            <text:p>-0.652</text:p>
          </table:table-cell>
          <table:table-cell table:style-name="ce3" table:formula="of:=DEGREES(ASIN([.E13]))" office:value-type="float" office:value="-40.6559354479283" calcext:value-type="float">
            <text:p>-41</text:p>
          </table:table-cell>
          <table:table-cell table:formula="of:=[.B13]+[.$G$1]" office:value-type="float" office:value="116" calcext:value-type="float">
            <text:p>116</text:p>
          </table:table-cell>
          <table:table-cell table:style-name="ce4" table:formula="of:=-POWER(-COS(RADIANS([.G13])); 0.6)" office:value-type="float" office:value="-0.609684532031776" calcext:value-type="float">
            <text:p>-0.61</text:p>
          </table:table-cell>
          <table:table-cell table:style-name="ce5" table:formula="of:=67*[.H13]" office:value-type="float" office:value="-40.848863646129" calcext:value-type="float">
            <text:p>-41</text:p>
          </table:table-cell>
          <table:table-cell table:style-name="ce6" table:formula="of:=[.C13]-[.I13]" office:value-type="float" office:value="-2.151136353871" calcext:value-type="float">
            <text:p>-2.2</text:p>
          </table:table-cell>
        </table:table-row>
        <table:table-row table:style-name="ro1">
          <table:table-cell/>
          <table:table-cell table:formula="of:=[.B13]+15" office:value-type="float" office:value="165" calcext:value-type="float">
            <text:p>165</text:p>
          </table:table-cell>
          <table:table-cell office:value-type="float" office:value="-55" calcext:value-type="float">
            <text:p>-55</text:p>
          </table:table-cell>
          <table:table-cell table:formula="of:=SIN(RADIANS([.C14]))" office:value-type="float" office:value="-0.819152044288992" calcext:value-type="float">
            <text:p>-0.8191520443</text:p>
          </table:table-cell>
          <table:table-cell table:style-name="ce2" table:formula="of:=[.C14]/66" office:value-type="float" office:value="-0.833333333333333" calcext:value-type="float">
            <text:p>-0.833</text:p>
          </table:table-cell>
          <table:table-cell table:style-name="ce3" table:formula="of:=DEGREES(ASIN([.E14]))" office:value-type="float" office:value="-56.4426902380793" calcext:value-type="float">
            <text:p>-56</text:p>
          </table:table-cell>
          <table:table-cell table:formula="of:=[.B14]+[.$G$1]" office:value-type="float" office:value="131" calcext:value-type="float">
            <text:p>131</text:p>
          </table:table-cell>
          <table:table-cell table:style-name="ce4" table:formula="of:=-POWER(-COS(RADIANS([.G14])); 0.6)" office:value-type="float" office:value="-0.776543430760104" calcext:value-type="float">
            <text:p>-0.78</text:p>
          </table:table-cell>
          <table:table-cell table:style-name="ce5" table:formula="of:=67*[.H14]" office:value-type="float" office:value="-52.028409860927" calcext:value-type="float">
            <text:p>-52</text:p>
          </table:table-cell>
          <table:table-cell table:style-name="ce6" table:formula="of:=[.C14]-[.I14]" office:value-type="float" office:value="-2.97159013907302" calcext:value-type="float">
            <text:p>-3.0</text:p>
          </table:table-cell>
        </table:table-row>
        <table:table-row table:style-name="ro1">
          <table:table-cell/>
          <table:table-cell table:formula="of:=[.B14]+15" office:value-type="float" office:value="180" calcext:value-type="float">
            <text:p>180</text:p>
          </table:table-cell>
          <table:table-cell office:value-type="float" office:value="-61" calcext:value-type="float">
            <text:p>-61</text:p>
          </table:table-cell>
          <table:table-cell table:formula="of:=SIN(RADIANS([.C15]))" office:value-type="float" office:value="-0.874619707139396" calcext:value-type="float">
            <text:p>-0.8746197071</text:p>
          </table:table-cell>
          <table:table-cell table:style-name="ce2" table:formula="of:=[.C15]/66" office:value-type="float" office:value="-0.924242424242424" calcext:value-type="float">
            <text:p>-0.924</text:p>
          </table:table-cell>
          <table:table-cell table:style-name="ce3" table:formula="of:=DEGREES(ASIN([.E15]))" office:value-type="float" office:value="-67.5543948887006" calcext:value-type="float">
            <text:p>-68</text:p>
          </table:table-cell>
          <table:table-cell table:formula="of:=[.B15]+[.$G$1]" office:value-type="float" office:value="146" calcext:value-type="float">
            <text:p>146</text:p>
          </table:table-cell>
          <table:table-cell table:style-name="ce4" table:formula="of:=-POWER(-COS(RADIANS([.G15])); 0.6)" office:value-type="float" office:value="-0.893602814799223" calcext:value-type="float">
            <text:p>-0.89</text:p>
          </table:table-cell>
          <table:table-cell table:style-name="ce5" table:formula="of:=67*[.H15]" office:value-type="float" office:value="-59.8713885915479" calcext:value-type="float">
            <text:p>-60</text:p>
          </table:table-cell>
          <table:table-cell table:style-name="ce6" table:formula="of:=[.C15]-[.I15]" office:value-type="float" office:value="-1.12861140845207" calcext:value-type="float">
            <text:p>-1.1</text:p>
          </table:table-cell>
        </table:table-row>
        <table:table-row table:style-name="ro1">
          <table:table-cell/>
          <table:table-cell table:formula="of:=[.B15]+15" office:value-type="float" office:value="195" calcext:value-type="float">
            <text:p>195</text:p>
          </table:table-cell>
          <table:table-cell office:value-type="float" office:value="-64" calcext:value-type="float">
            <text:p>-64</text:p>
          </table:table-cell>
          <table:table-cell table:formula="of:=SIN(RADIANS([.C16]))" office:value-type="float" office:value="-0.898794046299167" calcext:value-type="float">
            <text:p>-0.8987940463</text:p>
          </table:table-cell>
          <table:table-cell table:style-name="ce2" table:formula="of:=[.C16]/66" office:value-type="float" office:value="-0.96969696969697" calcext:value-type="float">
            <text:p>-0.970</text:p>
          </table:table-cell>
          <table:table-cell table:style-name="ce3" table:formula="of:=DEGREES(ASIN([.E16]))" office:value-type="float" office:value="-75.8588897660684" calcext:value-type="float">
            <text:p>-76</text:p>
          </table:table-cell>
          <table:table-cell table:formula="of:=[.B16]+[.$G$1]" office:value-type="float" office:value="161" calcext:value-type="float">
            <text:p>161</text:p>
          </table:table-cell>
          <table:table-cell table:style-name="ce4" table:formula="of:=-POWER(-COS(RADIANS([.G16])); 0.6)" office:value-type="float" office:value="-0.96694559489743" calcext:value-type="float">
            <text:p>-0.97</text:p>
          </table:table-cell>
          <table:table-cell table:style-name="ce5" table:formula="of:=67*[.H16]" office:value-type="float" office:value="-64.7853548581278" calcext:value-type="float">
            <text:p>-65</text:p>
          </table:table-cell>
          <table:table-cell table:style-name="ce6" table:formula="of:=[.C16]-[.I16]" office:value-type="float" office:value="0.785354858127846" calcext:value-type="float">
            <text:p>0.8</text:p>
          </table:table-cell>
        </table:table-row>
        <table:table-row table:style-name="ro1">
          <table:table-cell/>
          <table:table-cell table:formula="of:=[.B16]+15" office:value-type="float" office:value="210" calcext:value-type="float">
            <text:p>210</text:p>
          </table:table-cell>
          <table:table-cell office:value-type="float" office:value="-66" calcext:value-type="float">
            <text:p>-66</text:p>
          </table:table-cell>
          <table:table-cell table:formula="of:=SIN(RADIANS([.C17]))" office:value-type="float" office:value="-0.913545457642601" calcext:value-type="float">
            <text:p>-0.9135454576</text:p>
          </table:table-cell>
          <table:table-cell table:style-name="ce2" table:formula="of:=[.C17]/66" office:value-type="float" office:value="-1" calcext:value-type="float">
            <text:p>-1.000</text:p>
          </table:table-cell>
          <table:table-cell table:style-name="ce3" table:formula="of:=DEGREES(ASIN([.E17]))" office:value-type="float" office:value="-90" calcext:value-type="float">
            <text:p>-90</text:p>
          </table:table-cell>
          <table:table-cell table:formula="of:=[.B17]+[.$G$1]" office:value-type="float" office:value="176" calcext:value-type="float">
            <text:p>176</text:p>
          </table:table-cell>
          <table:table-cell table:style-name="ce4" table:formula="of:=-POWER(-COS(RADIANS([.G17])); 0.6)" office:value-type="float" office:value="-0.998537717283118" calcext:value-type="float">
            <text:p>-1.00</text:p>
          </table:table-cell>
          <table:table-cell table:style-name="ce5" table:formula="of:=67*[.H17]" office:value-type="float" office:value="-66.9020270579689" calcext:value-type="float">
            <text:p>-67</text:p>
          </table:table-cell>
          <table:table-cell table:style-name="ce6" table:formula="of:=[.C17]-[.I17]" office:value-type="float" office:value="0.90202705796888" calcext:value-type="float">
            <text:p>0.9</text:p>
          </table:table-cell>
        </table:table-row>
        <table:table-row table:style-name="ro1">
          <table:table-cell/>
          <table:table-cell table:formula="of:=[.B17]+15" office:value-type="float" office:value="225" calcext:value-type="float">
            <text:p>225</text:p>
          </table:table-cell>
          <table:table-cell office:value-type="float" office:value="-66" calcext:value-type="float">
            <text:p>-66</text:p>
          </table:table-cell>
          <table:table-cell table:formula="of:=SIN(RADIANS([.C18]))" office:value-type="float" office:value="-0.913545457642601" calcext:value-type="float">
            <text:p>-0.9135454576</text:p>
          </table:table-cell>
          <table:table-cell table:style-name="ce2" table:formula="of:=[.C18]/66" office:value-type="float" office:value="-1" calcext:value-type="float">
            <text:p>-1.000</text:p>
          </table:table-cell>
          <table:table-cell table:style-name="ce3" table:formula="of:=DEGREES(ASIN([.E18]))" office:value-type="float" office:value="-90" calcext:value-type="float">
            <text:p>-90</text:p>
          </table:table-cell>
          <table:table-cell table:formula="of:=[.B18]+[.$G$1]" office:value-type="float" office:value="191" calcext:value-type="float">
            <text:p>191</text:p>
          </table:table-cell>
          <table:table-cell table:style-name="ce4" table:formula="of:=-POWER(-COS(RADIANS([.G18])); 0.6)" office:value-type="float" office:value="-0.988935451636559" calcext:value-type="float">
            <text:p>-0.99</text:p>
          </table:table-cell>
          <table:table-cell table:style-name="ce5" table:formula="of:=67*[.H18]" office:value-type="float" office:value="-66.2586752596495" calcext:value-type="float">
            <text:p>-66</text:p>
          </table:table-cell>
          <table:table-cell table:style-name="ce6" table:formula="of:=[.C18]-[.I18]" office:value-type="float" office:value="0.258675259649479" calcext:value-type="float">
            <text:p>0.3</text:p>
          </table:table-cell>
        </table:table-row>
        <table:table-row table:style-name="ro1">
          <table:table-cell/>
          <table:table-cell table:formula="of:=[.B18]+15" office:value-type="float" office:value="240" calcext:value-type="float">
            <text:p>240</text:p>
          </table:table-cell>
          <table:table-cell office:value-type="float" office:value="-63" calcext:value-type="float">
            <text:p>-63</text:p>
          </table:table-cell>
          <table:table-cell table:formula="of:=SIN(RADIANS([.C19]))" office:value-type="float" office:value="-0.891006524188368" calcext:value-type="float">
            <text:p>-0.8910065242</text:p>
          </table:table-cell>
          <table:table-cell table:style-name="ce2" table:formula="of:=[.C19]/66" office:value-type="float" office:value="-0.954545454545455" calcext:value-type="float">
            <text:p>-0.955</text:p>
          </table:table-cell>
          <table:table-cell table:style-name="ce3" table:formula="of:=DEGREES(ASIN([.E19]))" office:value-type="float" office:value="-72.6585571972402" calcext:value-type="float">
            <text:p>-73</text:p>
          </table:table-cell>
          <table:table-cell table:formula="of:=[.B19]+[.$G$1]" office:value-type="float" office:value="206" calcext:value-type="float">
            <text:p>206</text:p>
          </table:table-cell>
          <table:table-cell table:style-name="ce4" table:formula="of:=-POWER(-COS(RADIANS([.G19])); 0.6)" office:value-type="float" office:value="-0.937985472675259" calcext:value-type="float">
            <text:p>-0.94</text:p>
          </table:table-cell>
          <table:table-cell table:style-name="ce5" table:formula="of:=67*[.H19]" office:value-type="float" office:value="-62.8450266692424" calcext:value-type="float">
            <text:p>-63</text:p>
          </table:table-cell>
          <table:table-cell table:style-name="ce6" table:formula="of:=[.C19]-[.I19]" office:value-type="float" office:value="-0.154973330757628" calcext:value-type="float">
            <text:p>-0.2</text:p>
          </table:table-cell>
        </table:table-row>
        <table:table-row table:style-name="ro1">
          <table:table-cell/>
          <table:table-cell table:formula="of:=[.B19]+15" office:value-type="float" office:value="255" calcext:value-type="float">
            <text:p>255</text:p>
          </table:table-cell>
          <table:table-cell office:value-type="float" office:value="-59" calcext:value-type="float">
            <text:p>-59</text:p>
          </table:table-cell>
          <table:table-cell table:formula="of:=SIN(RADIANS([.C20]))" office:value-type="float" office:value="-0.857167300702112" calcext:value-type="float">
            <text:p>-0.8571673007</text:p>
          </table:table-cell>
          <table:table-cell table:style-name="ce2" table:formula="of:=[.C20]/66" office:value-type="float" office:value="-0.893939393939394" calcext:value-type="float">
            <text:p>-0.894</text:p>
          </table:table-cell>
          <table:table-cell table:style-name="ce3" table:formula="of:=DEGREES(ASIN([.E20]))" office:value-type="float" office:value="-63.3725216070254" calcext:value-type="float">
            <text:p>-63</text:p>
          </table:table-cell>
          <table:table-cell table:formula="of:=[.B20]+[.$G$1]" office:value-type="float" office:value="221" calcext:value-type="float">
            <text:p>221</text:p>
          </table:table-cell>
          <table:table-cell table:style-name="ce4" table:formula="of:=-POWER(-COS(RADIANS([.G20])); 0.6)" office:value-type="float" office:value="-0.844632751746331" calcext:value-type="float">
            <text:p>-0.84</text:p>
          </table:table-cell>
          <table:table-cell table:style-name="ce5" table:formula="of:=67*[.H20]" office:value-type="float" office:value="-56.5903943670042" calcext:value-type="float">
            <text:p>-57</text:p>
          </table:table-cell>
          <table:table-cell table:style-name="ce6" table:formula="of:=[.C20]-[.I20]" office:value-type="float" office:value="-2.40960563299582" calcext:value-type="float">
            <text:p>-2.4</text:p>
          </table:table-cell>
        </table:table-row>
        <table:table-row table:style-name="ro1">
          <table:table-cell/>
          <table:table-cell table:formula="of:=[.B20]+15" office:value-type="float" office:value="270" calcext:value-type="float">
            <text:p>270</text:p>
          </table:table-cell>
          <table:table-cell office:value-type="float" office:value="-51" calcext:value-type="float">
            <text:p>-51</text:p>
          </table:table-cell>
          <table:table-cell table:formula="of:=SIN(RADIANS([.C21]))" office:value-type="float" office:value="-0.777145961456971" calcext:value-type="float">
            <text:p>-0.7771459615</text:p>
          </table:table-cell>
          <table:table-cell table:style-name="ce2" table:formula="of:=[.C21]/66" office:value-type="float" office:value="-0.772727272727273" calcext:value-type="float">
            <text:p>-0.773</text:p>
          </table:table-cell>
          <table:table-cell table:style-name="ce3" table:formula="of:=DEGREES(ASIN([.E21]))" office:value-type="float" office:value="-50.5994312462623" calcext:value-type="float">
            <text:p>-51</text:p>
          </table:table-cell>
          <table:table-cell table:formula="of:=[.B21]+[.$G$1]" office:value-type="float" office:value="236" calcext:value-type="float">
            <text:p>236</text:p>
          </table:table-cell>
          <table:table-cell table:style-name="ce4" table:formula="of:=-POWER(-COS(RADIANS([.G21])); 0.6)" office:value-type="float" office:value="-0.705564937562316" calcext:value-type="float">
            <text:p>-0.71</text:p>
          </table:table-cell>
          <table:table-cell table:style-name="ce5" table:formula="of:=67*[.H21]" office:value-type="float" office:value="-47.2728508166752" calcext:value-type="float">
            <text:p>-47</text:p>
          </table:table-cell>
          <table:table-cell table:style-name="ce6" table:formula="of:=[.C21]-[.I21]" office:value-type="float" office:value="-3.72714918332481" calcext:value-type="float">
            <text:p>-3.7</text:p>
          </table:table-cell>
        </table:table-row>
        <table:table-row table:style-name="ro1">
          <table:table-cell/>
          <table:table-cell table:formula="of:=[.B21]+15" office:value-type="float" office:value="285" calcext:value-type="float">
            <text:p>285</text:p>
          </table:table-cell>
          <table:table-cell office:value-type="float" office:value="-36" calcext:value-type="float">
            <text:p>-36</text:p>
          </table:table-cell>
          <table:table-cell table:formula="of:=SIN(RADIANS([.C22]))" office:value-type="float" office:value="-0.587785252292473" calcext:value-type="float">
            <text:p>-0.5877852523</text:p>
          </table:table-cell>
          <table:table-cell table:style-name="ce2" table:formula="of:=[.C22]/66" office:value-type="float" office:value="-0.545454545454545" calcext:value-type="float">
            <text:p>-0.545</text:p>
          </table:table-cell>
          <table:table-cell table:style-name="ce3" table:formula="of:=DEGREES(ASIN([.E22]))" office:value-type="float" office:value="-33.055731150854" calcext:value-type="float">
            <text:p>-33</text:p>
          </table:table-cell>
          <table:table-cell table:formula="of:=[.B22]+[.$G$1]" office:value-type="float" office:value="251" calcext:value-type="float">
            <text:p>251</text:p>
          </table:table-cell>
          <table:table-cell table:style-name="ce4" table:formula="of:=-POWER(-COS(RADIANS([.G22])); 0.6)" office:value-type="float" office:value="-0.510017585128045" calcext:value-type="float">
            <text:p>-0.51</text:p>
          </table:table-cell>
          <table:table-cell table:style-name="ce5" table:formula="of:=67*[.H22]" office:value-type="float" office:value="-34.171178203579" calcext:value-type="float">
            <text:p>-34</text:p>
          </table:table-cell>
          <table:table-cell table:style-name="ce6" table:formula="of:=[.C22]-[.I22]" office:value-type="float" office:value="-1.828821796421" calcext:value-type="float">
            <text:p>-1.8</text:p>
          </table:table-cell>
        </table:table-row>
        <table:table-row table:style-name="ro1">
          <table:table-cell/>
          <table:table-cell table:formula="of:=[.B22]+15" office:value-type="float" office:value="300" calcext:value-type="float">
            <text:p>300</text:p>
          </table:table-cell>
          <table:table-cell office:value-type="float" office:value="-8" calcext:value-type="float">
            <text:p>-8</text:p>
          </table:table-cell>
          <table:table-cell table:formula="of:=SIN(RADIANS([.C23]))" office:value-type="float" office:value="-0.139173100960065" calcext:value-type="float">
            <text:p>-0.139173101</text:p>
          </table:table-cell>
          <table:table-cell table:style-name="ce2" table:formula="of:=[.C23]/66" office:value-type="float" office:value="-0.121212121212121" calcext:value-type="float">
            <text:p>-0.121</text:p>
          </table:table-cell>
          <table:table-cell table:style-name="ce3" table:formula="of:=DEGREES(ASIN([.E23]))" office:value-type="float" office:value="-6.96206269108445" calcext:value-type="float">
            <text:p>-7</text:p>
          </table:table-cell>
          <table:table-cell table:formula="of:=[.B23]+[.$G$1]" office:value-type="float" office:value="266" calcext:value-type="float">
            <text:p>266</text:p>
          </table:table-cell>
          <table:table-cell table:style-name="ce4" table:formula="of:=-POWER(-COS(RADIANS([.G23])); 0.6)" office:value-type="float" office:value="-0.202372133895146" calcext:value-type="float">
            <text:p>-0.20</text:p>
          </table:table-cell>
          <table:table-cell table:style-name="ce5" table:formula="of:=67*[.H23]" office:value-type="float" office:value="-13.5589329709748" calcext:value-type="float">
            <text:p>-14</text:p>
          </table:table-cell>
          <table:table-cell table:style-name="ce6" table:formula="of:=[.C23]-[.I23]" office:value-type="float" office:value="5.55893297097476" calcext:value-type="float">
            <text:p>5.6</text:p>
          </table:table-cell>
        </table:table-row>
        <table:table-row table:style-name="ro1">
          <table:table-cell/>
          <table:table-cell table:formula="of:=[.B23]+15" office:value-type="float" office:value="315" calcext:value-type="float">
            <text:p>315</text:p>
          </table:table-cell>
          <table:table-cell office:value-type="float" office:value="23" calcext:value-type="float">
            <text:p>23</text:p>
          </table:table-cell>
          <table:table-cell table:formula="of:=SIN(RADIANS([.C24]))" office:value-type="float" office:value="0.390731128489274" calcext:value-type="float">
            <text:p>0.3907311285</text:p>
          </table:table-cell>
          <table:table-cell table:style-name="ce2" table:formula="of:=[.C24]/66" office:value-type="float" office:value="0.348484848484848" calcext:value-type="float">
            <text:p>0.348</text:p>
          </table:table-cell>
          <table:table-cell table:style-name="ce3" table:formula="of:=DEGREES(ASIN([.E24]))" office:value-type="float" office:value="20.3946696522791" calcext:value-type="float">
            <text:p>20</text:p>
          </table:table-cell>
          <table:table-cell table:formula="of:=[.B24]+[.$G$1]" office:value-type="float" office:value="281" calcext:value-type="float">
            <text:p>281</text:p>
          </table:table-cell>
          <table:table-cell table:style-name="ce4" table:formula="of:=COS(RADIANS([.G24]*[.$H$1]))^0.6" office:value-type="float" office:value="0.370134278136061" calcext:value-type="float">
            <text:p>0.37</text:p>
          </table:table-cell>
          <table:table-cell table:style-name="ce5" table:formula="of:=67*[.H24]" office:value-type="float" office:value="24.7989966351161" calcext:value-type="float">
            <text:p>25</text:p>
          </table:table-cell>
          <table:table-cell table:style-name="ce6" table:formula="of:=[.C24]-[.I24]" office:value-type="float" office:value="-1.79899663511609" calcext:value-type="float">
            <text:p>-1.8</text:p>
          </table:table-cell>
        </table:table-row>
        <table:table-row table:style-name="ro1">
          <table:table-cell/>
          <table:table-cell table:formula="of:=[.B24]+15"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table:formula="of:=SIN(RADIANS([.C25]))" office:value-type="float" office:value="0.694658370458997" calcext:value-type="float">
            <text:p>0.6946583705</text:p>
          </table:table-cell>
          <table:table-cell table:style-name="ce2" table:formula="of:=[.C25]/66" office:value-type="float" office:value="0.666666666666667" calcext:value-type="float">
            <text:p>0.667</text:p>
          </table:table-cell>
          <table:table-cell table:style-name="ce3" table:formula="of:=DEGREES(ASIN([.E25]))" office:value-type="float" office:value="41.8103148957786" calcext:value-type="float">
            <text:p>42</text:p>
          </table:table-cell>
          <table:table-cell table:formula="of:=[.B25]+[.$G$1]" office:value-type="float" office:value="296" calcext:value-type="float">
            <text:p>296</text:p>
          </table:table-cell>
          <table:table-cell table:style-name="ce4" table:formula="of:=COS(RADIANS([.G25]*[.$H$1]))^0.6" office:value-type="float" office:value="0.609684532031776" calcext:value-type="float">
            <text:p>0.61</text:p>
          </table:table-cell>
          <table:table-cell table:style-name="ce5" table:formula="of:=67*[.H25]" office:value-type="float" office:value="40.848863646129" calcext:value-type="float">
            <text:p>41</text:p>
          </table:table-cell>
          <table:table-cell table:style-name="ce6" table:formula="of:=[.C25]-[.I25]" office:value-type="float" office:value="3.151136353871" calcext:value-type="float">
            <text:p>3.2</text:p>
          </table:table-cell>
        </table:table-row>
        <table:table-row table:style-name="ro1">
          <table:table-cell/>
          <table:table-cell table:formula="of:=[.B25]+15"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table:formula="of:=SIN(RADIANS([.C26]))" office:value-type="float" office:value="0.819152044288992" calcext:value-type="float">
            <text:p>0.8191520443</text:p>
          </table:table-cell>
          <table:table-cell table:style-name="ce2" table:formula="of:=[.C26]/66" office:value-type="float" office:value="0.833333333333333" calcext:value-type="float">
            <text:p>0.833</text:p>
          </table:table-cell>
          <table:table-cell table:style-name="ce3" table:formula="of:=DEGREES(ASIN([.E26]))" office:value-type="float" office:value="56.4426902380793" calcext:value-type="float">
            <text:p>56</text:p>
          </table:table-cell>
          <table:table-cell table:formula="of:=[.B26]+[.$G$1]" office:value-type="float" office:value="311" calcext:value-type="float">
            <text:p>311</text:p>
          </table:table-cell>
          <table:table-cell table:style-name="ce4" table:formula="of:=COS(RADIANS([.G26]*[.$H$1]))^0.6" office:value-type="float" office:value="0.776543430760104" calcext:value-type="float">
            <text:p>0.78</text:p>
          </table:table-cell>
          <table:table-cell table:style-name="ce5" table:formula="of:=67*[.H26]" office:value-type="float" office:value="52.028409860927" calcext:value-type="float">
            <text:p>52</text:p>
          </table:table-cell>
          <table:table-cell table:style-name="ce6" table:formula="of:=[.C26]-[.I26]" office:value-type="float" office:value="2.97159013907302" calcext:value-type="float">
            <text:p>3.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s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string" calcext:value-type="string">
            <text:p>predicted x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SIN(RADIANS([.G31]+180))" office:value-type="float" office:value="-0.559192903470747" calcext:value-type="float">
            <text:p>-0.5591929035</text:p>
          </table:table-cell>
          <table:table-cell table:formula="of:=COS(RADIANS([.G31]))" office:value-type="float" office:value="-0.829037572555042" calcext:value-type="float">
            <text:p>-0.8290375726</text:p>
          </table:table-cell>
          <table:table-cell table:formula="of:=[.B31]+[.$G$1]+180" office:value-type="float" office:value="146" calcext:value-type="float">
            <text:p>146</text:p>
          </table:table-cell>
          <table:table-cell table:style-name="ce4" table:formula="of:=(SIGN([.E31])*[.E31])^[.$H$30]*SIGN([.E31])" office:value-type="float" office:value="-0.543174950996119" calcext:value-type="float">
            <text:p>-0.54</text:p>
          </table:table-cell>
          <table:table-cell table:style-name="ce6" table:formula="of:=57*[.H31]" office:value-type="float" office:value="-30.9609722067788" calcext:value-type="float">
            <text:p>-31.0</text:p>
          </table:table-cell>
          <table:table-cell table:style-name="ce6" table:formula="of:=[.C31]-[.I31]" office:value-type="float" office:value="-1.03902779322124" calcext:value-type="float">
            <text:p>-1.0</text:p>
          </table:table-cell>
        </table:table-row>
        <table:table-row table:style-name="ro1">
          <table:table-cell/>
          <table:table-cell table:formula="of:=[.B31]+15" office:value-type="float" office:value="15" calcext:value-type="float">
            <text:p>15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SIN(RADIANS([.G32]+180))" office:value-type="float" office:value="-0.325568154457157" calcext:value-type="float">
            <text:p>-0.3255681545</text:p>
          </table:table-cell>
          <table:table-cell table:formula="of:=COS(RADIANS([.G32]))" office:value-type="float" office:value="-0.945518575599317" calcext:value-type="float">
            <text:p>-0.9455185756</text:p>
          </table:table-cell>
          <table:table-cell table:formula="of:=[.B32]+[.$G$1]+180" office:value-type="float" office:value="161" calcext:value-type="float">
            <text:p>161</text:p>
          </table:table-cell>
          <table:table-cell table:style-name="ce4" table:formula="of:=(SIGN([.E32])*[.E32])^[.$H$30]*SIGN([.E32])" office:value-type="float" office:value="-0.307803825808836" calcext:value-type="float">
            <text:p>-0.31</text:p>
          </table:table-cell>
          <table:table-cell table:style-name="ce6" table:formula="of:=57*[.H32]" office:value-type="float" office:value="-17.5448180711037" calcext:value-type="float">
            <text:p>-17.5</text:p>
          </table:table-cell>
          <table:table-cell table:style-name="ce6" table:formula="of:=[.C32]-[.I32]" office:value-type="float" office:value="-1.45518192889634" calcext:value-type="float">
            <text:p>-1.5</text:p>
          </table:table-cell>
        </table:table-row>
        <table:table-row table:style-name="ro1">
          <table:table-cell/>
          <table:table-cell table:formula="of:=[.B32]+15"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/>
          <table:table-cell table:formula="of:=SIN(RADIANS([.G33]+180))" office:value-type="float" office:value="-0.0697564737441256" calcext:value-type="float">
            <text:p>-0.0697564737</text:p>
          </table:table-cell>
          <table:table-cell table:formula="of:=COS(RADIANS([.G33]))" office:value-type="float" office:value="-0.997564050259824" calcext:value-type="float">
            <text:p>-0.9975640503</text:p>
          </table:table-cell>
          <table:table-cell table:formula="of:=[.B33]+[.$G$1]+180" office:value-type="float" office:value="176" calcext:value-type="float">
            <text:p>176</text:p>
          </table:table-cell>
          <table:table-cell table:style-name="ce4" table:formula="of:=(SIGN([.E33])*[.E33])^[.$H$30]*SIGN([.E33])" office:value-type="float" office:value="-0.0610609763676534" calcext:value-type="float">
            <text:p>-0.06</text:p>
          </table:table-cell>
          <table:table-cell table:style-name="ce6" table:formula="of:=57*[.H33]" office:value-type="float" office:value="-3.48047565295624" calcext:value-type="float">
            <text:p>-3.5</text:p>
          </table:table-cell>
          <table:table-cell table:style-name="ce6" table:formula="of:=[.C33]-[.I33]" office:value-type="float" office:value="-2.51952434704376" calcext:value-type="float">
            <text:p>-2.5</text:p>
          </table:table-cell>
        </table:table-row>
        <table:table-row table:style-name="ro1">
          <table:table-cell/>
          <table:table-cell table:formula="of:=[.B33]+1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/>
          <table:table-cell table:formula="of:=SIN(RADIANS([.G34]+180))" office:value-type="float" office:value="0.190808995376545" calcext:value-type="float">
            <text:p>0.1908089954</text:p>
          </table:table-cell>
          <table:table-cell table:formula="of:=COS(RADIANS([.G34]))" office:value-type="float" office:value="-0.981627183447664" calcext:value-type="float">
            <text:p>-0.9816271834</text:p>
          </table:table-cell>
          <table:table-cell table:formula="of:=[.B34]+[.$G$1]+180" office:value-type="float" office:value="191" calcext:value-type="float">
            <text:p>191</text:p>
          </table:table-cell>
          <table:table-cell table:style-name="ce4" table:formula="of:=(SIGN([.E34])*[.E34])^[.$H$30]*SIGN([.E34])" office:value-type="float" office:value="0.175642167237743" calcext:value-type="float">
            <text:p>0.18</text:p>
          </table:table-cell>
          <table:table-cell table:style-name="ce6" table:formula="of:=57*[.H34]" office:value-type="float" office:value="10.0116035325513" calcext:value-type="float">
            <text:p>10.0</text:p>
          </table:table-cell>
          <table:table-cell table:style-name="ce6" table:formula="of:=[.C34]-[.I34]" office:value-type="float" office:value="-2.01160353255134" calcext:value-type="float">
            <text:p>-2.0</text:p>
          </table:table-cell>
        </table:table-row>
        <table:table-row table:style-name="ro1">
          <table:table-cell/>
          <table:table-cell table:formula="of:=[.B34]+15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IN(RADIANS([.G35]+180))" office:value-type="float" office:value="0.438371146789077" calcext:value-type="float">
            <text:p>0.4383711468</text:p>
          </table:table-cell>
          <table:table-cell table:formula="of:=COS(RADIANS([.G35]))" office:value-type="float" office:value="-0.898794046299167" calcext:value-type="float">
            <text:p>-0.8987940463</text:p>
          </table:table-cell>
          <table:table-cell table:formula="of:=[.B35]+[.$G$1]+180" office:value-type="float" office:value="206" calcext:value-type="float">
            <text:p>206</text:p>
          </table:table-cell>
          <table:table-cell table:style-name="ce4" table:formula="of:=(SIGN([.E35])*[.E35])^[.$H$30]*SIGN([.E35])" office:value-type="float" office:value="0.420662752891776" calcext:value-type="float">
            <text:p>0.42</text:p>
          </table:table-cell>
          <table:table-cell table:style-name="ce6" table:formula="of:=57*[.H35]" office:value-type="float" office:value="23.9777769148312" calcext:value-type="float">
            <text:p>24.0</text:p>
          </table:table-cell>
          <table:table-cell table:style-name="ce6" table:formula="of:=[.C35]-[.I35]" office:value-type="float" office:value="-1.97777691483124" calcext:value-type="float">
            <text:p>-2.0</text:p>
          </table:table-cell>
        </table:table-row>
        <table:table-row table:style-name="ro1">
          <table:table-cell/>
          <table:table-cell table:formula="of:=[.B35]+15"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IN(RADIANS([.G36]+180))" office:value-type="float" office:value="0.656059028990507" calcext:value-type="float">
            <text:p>0.656059029</text:p>
          </table:table-cell>
          <table:table-cell table:formula="of:=COS(RADIANS([.G36]))" office:value-type="float" office:value="-0.754709580222772" calcext:value-type="float">
            <text:p>-0.7547095802</text:p>
          </table:table-cell>
          <table:table-cell table:formula="of:=[.B36]+[.$G$1]+180" office:value-type="float" office:value="221" calcext:value-type="float">
            <text:p>221</text:p>
          </table:table-cell>
          <table:table-cell table:style-name="ce4" table:formula="of:=(SIGN([.E36])*[.E36])^[.$H$30]*SIGN([.E36])" office:value-type="float" office:value="0.642377118079106" calcext:value-type="float">
            <text:p>0.64</text:p>
          </table:table-cell>
          <table:table-cell table:style-name="ce6" table:formula="of:=57*[.H36]" office:value-type="float" office:value="36.6154957305091" calcext:value-type="float">
            <text:p>36.6</text:p>
          </table:table-cell>
          <table:table-cell table:style-name="ce6" table:formula="of:=[.C36]-[.I36]" office:value-type="float" office:value="-3.61549573050905" calcext:value-type="float">
            <text:p>-3.6</text:p>
          </table:table-cell>
        </table:table-row>
        <table:table-row table:style-name="ro1">
          <table:table-cell/>
          <table:table-cell table:formula="of:=[.B36]+15"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IN(RADIANS([.G37]+180))" office:value-type="float" office:value="0.829037572555042" calcext:value-type="float">
            <text:p>0.8290375726</text:p>
          </table:table-cell>
          <table:table-cell table:formula="of:=COS(RADIANS([.G37]))" office:value-type="float" office:value="-0.559192903470747" calcext:value-type="float">
            <text:p>-0.5591929035</text:p>
          </table:table-cell>
          <table:table-cell table:formula="of:=[.B37]+[.$G$1]+180" office:value-type="float" office:value="236" calcext:value-type="float">
            <text:p>236</text:p>
          </table:table-cell>
          <table:table-cell table:style-name="ce4" table:formula="of:=(SIGN([.E37])*[.E37])^[.$H$30]*SIGN([.E37])" office:value-type="float" office:value="0.821302082819397" calcext:value-type="float">
            <text:p>0.82</text:p>
          </table:table-cell>
          <table:table-cell table:style-name="ce6" table:formula="of:=57*[.H37]" office:value-type="float" office:value="46.8142187207056" calcext:value-type="float">
            <text:p>46.8</text:p>
          </table:table-cell>
          <table:table-cell table:style-name="ce6" table:formula="of:=[.C37]-[.I37]" office:value-type="float" office:value="-0.814218720705625" calcext:value-type="float">
            <text:p>-0.8</text:p>
          </table:table-cell>
        </table:table-row>
        <table:table-row table:style-name="ro1">
          <table:table-cell/>
          <table:table-cell table:formula="of:=[.B37]+15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IN(RADIANS([.G38]+180))" office:value-type="float" office:value="0.945518575599317" calcext:value-type="float">
            <text:p>0.9455185756</text:p>
          </table:table-cell>
          <table:table-cell table:formula="of:=COS(RADIANS([.G38]))" office:value-type="float" office:value="-0.325568154457157" calcext:value-type="float">
            <text:p>-0.3255681545</text:p>
          </table:table-cell>
          <table:table-cell table:formula="of:=[.B38]+[.$G$1]+180" office:value-type="float" office:value="251" calcext:value-type="float">
            <text:p>251</text:p>
          </table:table-cell>
          <table:table-cell table:style-name="ce4" table:formula="of:=(SIGN([.E38])*[.E38])^[.$H$30]*SIGN([.E38])" office:value-type="float" office:value="0.942873801435102" calcext:value-type="float">
            <text:p>0.94</text:p>
          </table:table-cell>
          <table:table-cell table:style-name="ce6" table:formula="of:=57*[.H38]" office:value-type="float" office:value="53.7438066818008" calcext:value-type="float">
            <text:p>53.7</text:p>
          </table:table-cell>
          <table:table-cell table:style-name="ce6" table:formula="of:=[.C38]-[.I38]" office:value-type="float" office:value="4.25619331819921" calcext:value-type="float">
            <text:p>4.3</text:p>
          </table:table-cell>
        </table:table-row>
        <table:table-row table:style-name="ro1">
          <table:table-cell/>
          <table:table-cell table:formula="of:=[.B38]+15"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IN(RADIANS([.G39]+180))" office:value-type="float" office:value="0.997564050259824" calcext:value-type="float">
            <text:p>0.9975640503</text:p>
          </table:table-cell>
          <table:table-cell table:formula="of:=COS(RADIANS([.G39]))" office:value-type="float" office:value="-0.0697564737441256" calcext:value-type="float">
            <text:p>-0.0697564737</text:p>
          </table:table-cell>
          <table:table-cell table:formula="of:=[.B39]+[.$G$1]+180" office:value-type="float" office:value="266" calcext:value-type="float">
            <text:p>266</text:p>
          </table:table-cell>
          <table:table-cell table:style-name="ce4" table:formula="of:=(SIGN([.E39])*[.E39])^[.$H$30]*SIGN([.E39])" office:value-type="float" office:value="0.997442408656704" calcext:value-type="float">
            <text:p>1.00</text:p>
          </table:table-cell>
          <table:table-cell table:style-name="ce6" table:formula="of:=57*[.H39]" office:value-type="float" office:value="56.8542172934321" calcext:value-type="float">
            <text:p>56.9</text:p>
          </table:table-cell>
          <table:table-cell table:style-name="ce6" table:formula="of:=[.C39]-[.I39]" office:value-type="float" office:value="0.145782706567864" calcext:value-type="float">
            <text:p>0.1</text:p>
          </table:table-cell>
        </table:table-row>
        <table:table-row table:style-name="ro1">
          <table:table-cell/>
          <table:table-cell table:formula="of:=[.B39]+15" office:value-type="float" office:value="135" calcext:value-type="float">
            <text:p>135</text:p>
          </table:table-cell>
          <table:table-cell table:number-columns-repeated="2"/>
          <table:table-cell table:formula="of:=SIN(RADIANS([.G40]+180))" office:value-type="float" office:value="0.981627183447664" calcext:value-type="float">
            <text:p>0.9816271834</text:p>
          </table:table-cell>
          <table:table-cell table:formula="of:=COS(RADIANS([.G40]))" office:value-type="float" office:value="0.190808995376545" calcext:value-type="float">
            <text:p>0.1908089954</text:p>
          </table:table-cell>
          <table:table-cell table:formula="of:=[.B40]+[.$G$1]+180" office:value-type="float" office:value="281" calcext:value-type="float">
            <text:p>281</text:p>
          </table:table-cell>
          <table:table-cell table:style-name="ce4" table:formula="of:=(SIGN([.E40])*[.E40])^[.$H$30]*SIGN([.E40])" office:value-type="float" office:value="0.980717455600638" calcext:value-type="float">
            <text:p>0.98</text:p>
          </table:table-cell>
          <table:table-cell table:style-name="ce6" table:formula="of:=57*[.H40]" office:value-type="float" office:value="55.9008949692364" calcext:value-type="float">
            <text:p>55.9</text:p>
          </table:table-cell>
          <table:table-cell table:style-name="ce6"/>
        </table:table-row>
        <table:table-row table:style-name="ro1">
          <table:table-cell/>
          <table:table-cell table:formula="of:=[.B40]+15" office:value-type="float" office:value="150" calcext:value-type="float">
            <text:p>150</text:p>
          </table:table-cell>
          <table:table-cell table:number-columns-repeated="2"/>
          <table:table-cell table:formula="of:=SIN(RADIANS([.G41]+180))" office:value-type="float" office:value="0.898794046299167" calcext:value-type="float">
            <text:p>0.8987940463</text:p>
          </table:table-cell>
          <table:table-cell table:formula="of:=COS(RADIANS([.G41]))" office:value-type="float" office:value="0.438371146789077" calcext:value-type="float">
            <text:p>0.4383711468</text:p>
          </table:table-cell>
          <table:table-cell table:formula="of:=[.B41]+[.$G$1]+180" office:value-type="float" office:value="296" calcext:value-type="float">
            <text:p>296</text:p>
          </table:table-cell>
          <table:table-cell table:style-name="ce4" table:formula="of:=(SIGN([.E41])*[.E41])^[.$H$30]*SIGN([.E41])" office:value-type="float" office:value="0.894011687269639" calcext:value-type="float">
            <text:p>0.89</text:p>
          </table:table-cell>
          <table:table-cell table:style-name="ce6" table:formula="of:=57*[.H41]" office:value-type="float" office:value="50.9586661743694" calcext:value-type="float">
            <text:p>51.0</text:p>
          </table:table-cell>
          <table:table-cell table:style-name="ce6"/>
        </table:table-row>
        <table:table-row table:style-name="ro1">
          <table:table-cell/>
          <table:table-cell table:formula="of:=[.B41]+15" office:value-type="float" office:value="165" calcext:value-type="float">
            <text:p>165</text:p>
          </table:table-cell>
          <table:table-cell table:number-columns-repeated="2"/>
          <table:table-cell table:formula="of:=SIN(RADIANS([.G42]+180))" office:value-type="float" office:value="0.754709580222772" calcext:value-type="float">
            <text:p>0.7547095802</text:p>
          </table:table-cell>
          <table:table-cell table:formula="of:=COS(RADIANS([.G42]))" office:value-type="float" office:value="0.656059028990507" calcext:value-type="float">
            <text:p>0.656059029</text:p>
          </table:table-cell>
          <table:table-cell table:formula="of:=[.B42]+[.$G$1]+180" office:value-type="float" office:value="311" calcext:value-type="float">
            <text:p>311</text:p>
          </table:table-cell>
          <table:table-cell table:style-name="ce4" table:formula="of:=(SIGN([.E42])*[.E42])^[.$H$30]*SIGN([.E42])" office:value-type="float" office:value="0.744164341837034" calcext:value-type="float">
            <text:p>0.74</text:p>
          </table:table-cell>
          <table:table-cell table:style-name="ce6" table:formula="of:=57*[.H42]" office:value-type="float" office:value="42.4173674847109" calcext:value-type="float">
            <text:p>42.4</text:p>
          </table:table-cell>
          <table:table-cell table:style-name="ce6"/>
        </table:table-row>
        <table:table-row table:style-name="ro1">
          <table:table-cell/>
          <table:table-cell table:formula="of:=[.B42]+15"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IN(RADIANS([.G43]+180))" office:value-type="float" office:value="0.559192903470747" calcext:value-type="float">
            <text:p>0.5591929035</text:p>
          </table:table-cell>
          <table:table-cell table:formula="of:=COS(RADIANS([.G43]))" office:value-type="float" office:value="0.829037572555042" calcext:value-type="float">
            <text:p>0.8290375726</text:p>
          </table:table-cell>
          <table:table-cell table:formula="of:=[.B43]+[.$G$1]+180" office:value-type="float" office:value="326" calcext:value-type="float">
            <text:p>326</text:p>
          </table:table-cell>
          <table:table-cell table:style-name="ce4" table:formula="of:=(SIGN([.E43])*[.E43])^[.$H$30]*SIGN([.E43])" office:value-type="float" office:value="0.54317495099612" calcext:value-type="float">
            <text:p>0.54</text:p>
          </table:table-cell>
          <table:table-cell table:style-name="ce6" table:formula="of:=57*[.H43]" office:value-type="float" office:value="30.9609722067788" calcext:value-type="float">
            <text:p>31.0</text:p>
          </table:table-cell>
          <table:table-cell table:style-name="ce6" table:formula="of:=[.C43]-[.I43]" office:value-type="float" office:value="1.03902779322118" calcext:value-type="float">
            <text:p>1.0</text:p>
          </table:table-cell>
        </table:table-row>
        <table:table-row table:style-name="ro1">
          <table:table-cell/>
          <table:table-cell table:formula="of:=[.B43]+15" office:value-type="float" office:value="195" calcext:value-type="float">
            <text:p>195</text:p>
          </table:table-cell>
          <table:table-cell table:number-columns-repeated="2"/>
          <table:table-cell table:formula="of:=SIN(RADIANS([.G44]+180))" office:value-type="float" office:value="0.325568154457156" calcext:value-type="float">
            <text:p>0.3255681545</text:p>
          </table:table-cell>
          <table:table-cell table:formula="of:=COS(RADIANS([.G44]))" office:value-type="float" office:value="0.945518575599317" calcext:value-type="float">
            <text:p>0.9455185756</text:p>
          </table:table-cell>
          <table:table-cell table:formula="of:=[.B44]+[.$G$1]+180" office:value-type="float" office:value="341" calcext:value-type="float">
            <text:p>341</text:p>
          </table:table-cell>
          <table:table-cell table:style-name="ce4" table:formula="of:=(SIGN([.E44])*[.E44])^[.$H$30]*SIGN([.E44])" office:value-type="float" office:value="0.307803825808835" calcext:value-type="float">
            <text:p>0.31</text:p>
          </table:table-cell>
          <table:table-cell table:style-name="ce6" table:formula="of:=57*[.H44]" office:value-type="float" office:value="17.5448180711036" calcext:value-type="float">
            <text:p>17.5</text:p>
          </table:table-cell>
          <table:table-cell table:style-name="ce6"/>
        </table:table-row>
        <table:table-row table:style-name="ro1">
          <table:table-cell/>
          <table:table-cell table:formula="of:=[.B44]+15" office:value-type="float" office:value="210" calcext:value-type="float">
            <text:p>210</text:p>
          </table:table-cell>
          <table:table-cell table:number-columns-repeated="2"/>
          <table:table-cell table:formula="of:=SIN(RADIANS([.G45]+180))" office:value-type="float" office:value="0.0697564737441249" calcext:value-type="float">
            <text:p>0.0697564737</text:p>
          </table:table-cell>
          <table:table-cell table:formula="of:=COS(RADIANS([.G45]))" office:value-type="float" office:value="0.997564050259824" calcext:value-type="float">
            <text:p>0.9975640503</text:p>
          </table:table-cell>
          <table:table-cell table:formula="of:=[.B45]+[.$G$1]+180" office:value-type="float" office:value="356" calcext:value-type="float">
            <text:p>356</text:p>
          </table:table-cell>
          <table:table-cell table:style-name="ce4" table:formula="of:=(SIGN([.E45])*[.E45])^[.$H$30]*SIGN([.E45])" office:value-type="float" office:value="0.0610609763676527" calcext:value-type="float">
            <text:p>0.06</text:p>
          </table:table-cell>
          <table:table-cell table:style-name="ce6" table:formula="of:=57*[.H45]" office:value-type="float" office:value="3.4804756529562" calcext:value-type="float">
            <text:p>3.5</text:p>
          </table:table-cell>
          <table:table-cell table:style-name="ce6"/>
        </table:table-row>
        <table:table-row table:style-name="ro1">
          <table:table-cell/>
          <table:table-cell table:formula="of:=[.B45]+15" office:value-type="float" office:value="225" calcext:value-type="float">
            <text:p>225</text:p>
          </table:table-cell>
          <table:table-cell table:number-columns-repeated="2"/>
          <table:table-cell table:formula="of:=SIN(RADIANS([.G46]+180))" office:value-type="float" office:value="-0.190808995376545" calcext:value-type="float">
            <text:p>-0.1908089954</text:p>
          </table:table-cell>
          <table:table-cell table:formula="of:=COS(RADIANS([.G46]))" office:value-type="float" office:value="0.981627183447664" calcext:value-type="float">
            <text:p>0.9816271834</text:p>
          </table:table-cell>
          <table:table-cell table:formula="of:=[.B46]+[.$G$1]+180" office:value-type="float" office:value="371" calcext:value-type="float">
            <text:p>371</text:p>
          </table:table-cell>
          <table:table-cell table:style-name="ce4" table:formula="of:=(SIGN([.E46])*[.E46])^[.$H$30]*SIGN([.E46])" office:value-type="float" office:value="-0.175642167237743" calcext:value-type="float">
            <text:p>-0.18</text:p>
          </table:table-cell>
          <table:table-cell table:style-name="ce6" table:formula="of:=57*[.H46]" office:value-type="float" office:value="-10.0116035325513" calcext:value-type="float">
            <text:p>-10.0</text:p>
          </table:table-cell>
          <table:table-cell table:style-name="ce6"/>
        </table:table-row>
        <table:table-row table:style-name="ro1">
          <table:table-cell/>
          <table:table-cell table:formula="of:=[.B46]+15" office:value-type="float" office:value="240" calcext:value-type="float">
            <text:p>240</text:p>
          </table:table-cell>
          <table:table-cell table:number-columns-repeated="2"/>
          <table:table-cell table:formula="of:=SIN(RADIANS([.G47]+180))" office:value-type="float" office:value="-0.438371146789077" calcext:value-type="float">
            <text:p>-0.4383711468</text:p>
          </table:table-cell>
          <table:table-cell table:formula="of:=COS(RADIANS([.G47]))" office:value-type="float" office:value="0.898794046299167" calcext:value-type="float">
            <text:p>0.8987940463</text:p>
          </table:table-cell>
          <table:table-cell table:formula="of:=[.B47]+[.$G$1]+180" office:value-type="float" office:value="386" calcext:value-type="float">
            <text:p>386</text:p>
          </table:table-cell>
          <table:table-cell table:style-name="ce4" table:formula="of:=(SIGN([.E47])*[.E47])^[.$H$30]*SIGN([.E47])" office:value-type="float" office:value="-0.420662752891776" calcext:value-type="float">
            <text:p>-0.42</text:p>
          </table:table-cell>
          <table:table-cell table:style-name="ce6" table:formula="of:=57*[.H47]" office:value-type="float" office:value="-23.9777769148312" calcext:value-type="float">
            <text:p>-24.0</text:p>
          </table:table-cell>
          <table:table-cell table:style-name="ce6"/>
        </table:table-row>
        <table:table-row table:style-name="ro1">
          <table:table-cell/>
          <table:table-cell table:formula="of:=[.B47]+15" office:value-type="float" office:value="255" calcext:value-type="float">
            <text:p>255</text:p>
          </table:table-cell>
          <table:table-cell table:number-columns-repeated="2"/>
          <table:table-cell table:formula="of:=SIN(RADIANS([.G48]+180))" office:value-type="float" office:value="-0.656059028990507" calcext:value-type="float">
            <text:p>-0.656059029</text:p>
          </table:table-cell>
          <table:table-cell table:formula="of:=COS(RADIANS([.G48]))" office:value-type="float" office:value="0.754709580222772" calcext:value-type="float">
            <text:p>0.7547095802</text:p>
          </table:table-cell>
          <table:table-cell table:formula="of:=[.B48]+[.$G$1]+180" office:value-type="float" office:value="401" calcext:value-type="float">
            <text:p>401</text:p>
          </table:table-cell>
          <table:table-cell table:style-name="ce4" table:formula="of:=(SIGN([.E48])*[.E48])^[.$H$30]*SIGN([.E48])" office:value-type="float" office:value="-0.642377118079106" calcext:value-type="float">
            <text:p>-0.64</text:p>
          </table:table-cell>
          <table:table-cell table:style-name="ce6" table:formula="of:=57*[.H48]" office:value-type="float" office:value="-36.615495730509" calcext:value-type="float">
            <text:p>-36.6</text:p>
          </table:table-cell>
          <table:table-cell table:style-name="ce6"/>
        </table:table-row>
        <table:table-row table:style-name="ro1">
          <table:table-cell/>
          <table:table-cell table:formula="of:=[.B48]+15" office:value-type="float" office:value="270" calcext:value-type="float">
            <text:p>270</text:p>
          </table:table-cell>
          <table:table-cell table:number-columns-repeated="2"/>
          <table:table-cell table:formula="of:=SIN(RADIANS([.G49]+180))" office:value-type="float" office:value="-0.829037572555041" calcext:value-type="float">
            <text:p>-0.8290375726</text:p>
          </table:table-cell>
          <table:table-cell table:formula="of:=COS(RADIANS([.G49]))" office:value-type="float" office:value="0.559192903470747" calcext:value-type="float">
            <text:p>0.5591929035</text:p>
          </table:table-cell>
          <table:table-cell table:formula="of:=[.B49]+[.$G$1]+180" office:value-type="float" office:value="416" calcext:value-type="float">
            <text:p>416</text:p>
          </table:table-cell>
          <table:table-cell table:style-name="ce4" table:formula="of:=(SIGN([.E49])*[.E49])^[.$H$30]*SIGN([.E49])" office:value-type="float" office:value="-0.821302082819396" calcext:value-type="float">
            <text:p>-0.82</text:p>
          </table:table-cell>
          <table:table-cell table:style-name="ce6" table:formula="of:=57*[.H49]" office:value-type="float" office:value="-46.8142187207056" calcext:value-type="float">
            <text:p>-46.8</text:p>
          </table:table-cell>
          <table:table-cell table:style-name="ce6"/>
        </table:table-row>
        <table:table-row table:style-name="ro1">
          <table:table-cell/>
          <table:table-cell table:formula="of:=[.B49]+15" office:value-type="float" office:value="285" calcext:value-type="float">
            <text:p>285</text:p>
          </table:table-cell>
          <table:table-cell table:number-columns-repeated="2"/>
          <table:table-cell table:formula="of:=SIN(RADIANS([.G50]+180))" office:value-type="float" office:value="-0.945518575599317" calcext:value-type="float">
            <text:p>-0.9455185756</text:p>
          </table:table-cell>
          <table:table-cell table:formula="of:=COS(RADIANS([.G50]))" office:value-type="float" office:value="0.325568154457157" calcext:value-type="float">
            <text:p>0.3255681545</text:p>
          </table:table-cell>
          <table:table-cell table:formula="of:=[.B50]+[.$G$1]+180" office:value-type="float" office:value="431" calcext:value-type="float">
            <text:p>431</text:p>
          </table:table-cell>
          <table:table-cell table:style-name="ce4" table:formula="of:=(SIGN([.E50])*[.E50])^[.$H$30]*SIGN([.E50])" office:value-type="float" office:value="-0.942873801435102" calcext:value-type="float">
            <text:p>-0.94</text:p>
          </table:table-cell>
          <table:table-cell table:style-name="ce6" table:formula="of:=57*[.H50]" office:value-type="float" office:value="-53.7438066818008" calcext:value-type="float">
            <text:p>-53.7</text:p>
          </table:table-cell>
          <table:table-cell table:style-name="ce6"/>
        </table:table-row>
        <table:table-row table:style-name="ro1">
          <table:table-cell/>
          <table:table-cell table:formula="of:=[.B50]+15" office:value-type="float" office:value="300" calcext:value-type="float">
            <text:p>300</text:p>
          </table:table-cell>
          <table:table-cell table:number-columns-repeated="2"/>
          <table:table-cell table:formula="of:=SIN(RADIANS([.G51]+180))" office:value-type="float" office:value="-0.997564050259824" calcext:value-type="float">
            <text:p>-0.9975640503</text:p>
          </table:table-cell>
          <table:table-cell table:formula="of:=COS(RADIANS([.G51]))" office:value-type="float" office:value="0.0697564737441257" calcext:value-type="float">
            <text:p>0.0697564737</text:p>
          </table:table-cell>
          <table:table-cell table:formula="of:=[.B51]+[.$G$1]+180" office:value-type="float" office:value="446" calcext:value-type="float">
            <text:p>446</text:p>
          </table:table-cell>
          <table:table-cell table:style-name="ce4" table:formula="of:=(SIGN([.E51])*[.E51])^[.$H$30]*SIGN([.E51])" office:value-type="float" office:value="-0.997442408656704" calcext:value-type="float">
            <text:p>-1.00</text:p>
          </table:table-cell>
          <table:table-cell table:style-name="ce6" table:formula="of:=57*[.H51]" office:value-type="float" office:value="-56.8542172934321" calcext:value-type="float">
            <text:p>-56.9</text:p>
          </table:table-cell>
          <table:table-cell table:style-name="ce6"/>
        </table:table-row>
        <table:table-row table:style-name="ro1">
          <table:table-cell/>
          <table:table-cell table:formula="of:=[.B51]+15" office:value-type="float" office:value="315" calcext:value-type="float">
            <text:p>315</text:p>
          </table:table-cell>
          <table:table-cell table:number-columns-repeated="2"/>
          <table:table-cell table:formula="of:=SIN(RADIANS([.G52]+180))" office:value-type="float" office:value="-0.981627183447664" calcext:value-type="float">
            <text:p>-0.9816271834</text:p>
          </table:table-cell>
          <table:table-cell table:formula="of:=COS(RADIANS([.G52]))" office:value-type="float" office:value="-0.190808995376545" calcext:value-type="float">
            <text:p>-0.1908089954</text:p>
          </table:table-cell>
          <table:table-cell table:formula="of:=[.B52]+[.$G$1]+180" office:value-type="float" office:value="461" calcext:value-type="float">
            <text:p>461</text:p>
          </table:table-cell>
          <table:table-cell table:style-name="ce4" table:formula="of:=(SIGN([.E52])*[.E52])^[.$H$30]*SIGN([.E52])" office:value-type="float" office:value="-0.980717455600638" calcext:value-type="float">
            <text:p>-0.98</text:p>
          </table:table-cell>
          <table:table-cell table:style-name="ce6" table:formula="of:=57*[.H52]" office:value-type="float" office:value="-55.9008949692364" calcext:value-type="float">
            <text:p>-55.9</text:p>
          </table:table-cell>
          <table:table-cell table:style-name="ce6"/>
        </table:table-row>
        <table:table-row table:style-name="ro1">
          <table:table-cell/>
          <table:table-cell table:formula="of:=[.B52]+15" office:value-type="float" office:value="330" calcext:value-type="float">
            <text:p>330</text:p>
          </table:table-cell>
          <table:table-cell table:number-columns-repeated="2"/>
          <table:table-cell table:formula="of:=SIN(RADIANS([.G53]+180))" office:value-type="float" office:value="-0.898794046299167" calcext:value-type="float">
            <text:p>-0.8987940463</text:p>
          </table:table-cell>
          <table:table-cell table:formula="of:=COS(RADIANS([.G53]))" office:value-type="float" office:value="-0.438371146789077" calcext:value-type="float">
            <text:p>-0.4383711468</text:p>
          </table:table-cell>
          <table:table-cell table:formula="of:=[.B53]+[.$G$1]+180" office:value-type="float" office:value="476" calcext:value-type="float">
            <text:p>476</text:p>
          </table:table-cell>
          <table:table-cell table:style-name="ce4" table:formula="of:=(SIGN([.E53])*[.E53])^[.$H$30]*SIGN([.E53])" office:value-type="float" office:value="-0.894011687269639" calcext:value-type="float">
            <text:p>-0.89</text:p>
          </table:table-cell>
          <table:table-cell table:style-name="ce6" table:formula="of:=57*[.H53]" office:value-type="float" office:value="-50.9586661743694" calcext:value-type="float">
            <text:p>-51.0</text:p>
          </table:table-cell>
          <table:table-cell table:style-name="ce6"/>
        </table:table-row>
        <table:table-row table:style-name="ro1">
          <table:table-cell/>
          <table:table-cell table:formula="of:=[.B53]+15" office:value-type="float" office:value="345" calcext:value-type="float">
            <text:p>345</text:p>
          </table:table-cell>
          <table:table-cell table:number-columns-repeated="2"/>
          <table:table-cell table:formula="of:=SIN(RADIANS([.G54]+180))" office:value-type="float" office:value="-0.754709580222772" calcext:value-type="float">
            <text:p>-0.7547095802</text:p>
          </table:table-cell>
          <table:table-cell table:formula="of:=COS(RADIANS([.G54]))" office:value-type="float" office:value="-0.656059028990507" calcext:value-type="float">
            <text:p>-0.656059029</text:p>
          </table:table-cell>
          <table:table-cell table:formula="of:=[.B54]+[.$G$1]+180" office:value-type="float" office:value="491" calcext:value-type="float">
            <text:p>491</text:p>
          </table:table-cell>
          <table:table-cell table:style-name="ce4" table:formula="of:=(SIGN([.E54])*[.E54])^[.$H$30]*SIGN([.E54])" office:value-type="float" office:value="-0.744164341837034" calcext:value-type="float">
            <text:p>-0.74</text:p>
          </table:table-cell>
          <table:table-cell table:style-name="ce6" table:formula="of:=57*[.H54]" office:value-type="float" office:value="-42.4173674847109" calcext:value-type="float">
            <text:p>-42.4</text:p>
          </table:table-cell>
          <table:table-cell table:style-name="ce6"/>
        </table:table-row>
        <table:table-row table:style-name="ro1">
          <table:table-cell table:number-columns-repeated="9"/>
          <table:table-cell table:formula="of:=STDEV([.J31:.J54])" office:value-type="float" office:value="2.21276935405392" calcext:value-type="float">
            <text:p>2.2127693541</text:p>
          </table:table-cell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07:22.866000000</meta:creation-date>
    <dc:date>2016-10-14T17:21:12.085000000</dc:date>
    <meta:editing-duration>PT1H1M13S</meta:editing-duration>
    <meta:editing-cycles>5</meta:editing-cycles>
    <meta:generator>LibreOffice/5.1.3.2$Windows_x86 LibreOffice_project/644e4637d1d8544fd9f56425bd6cec110e49301b</meta:generator>
    <meta:document-statistic meta:table-count="1" meta:cell-count="3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46cm" svg:y="3.96cm" style:legend-expansion="high" chart:style-name="ch2"/>
        <chart:plot-area chart:style-name="ch3" table:cell-range-address="Sheet1.B3:Sheet1.C26 Sheet1.I3:Sheet1.I26" svg:x="0.32cm" svg:y="0.18cm" svg:width="13.106cm" svg:height="8.64cm">
          <chartooo:coordinate-region svg:x="1.083cm" svg:y="0.375cm" svg:width="12.05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6" chart:class="chart:scatter">
            <chart:domain table:cell-range-address="Sheet1.B3:Sheet1.B26"/>
            <chart:data-point chart:repeated="24"/>
          </chart:series>
          <chart:series chart:style-name="ch7" chart:values-cell-range-address="Sheet1.I3:Sheet1.I26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6</svg:desc>
                </draw:g>
              </table:table-cell>
              <table:table-cell office:value-type="float" office:value="62">
                <text:p>62</text:p>
                <draw:g>
                  <svg:desc>Sheet1.C3:Sheet1.C26</svg:desc>
                </draw:g>
              </table:table-cell>
              <table:table-cell office:value-type="float" office:value="59.8713885915479">
                <text:p>59.8713885915479</text:p>
                <draw:g>
                  <svg:desc>Sheet1.I3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64.7853548581278">
                <text:p>64.785354858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66.9020270579689">
                <text:p>66.9020270579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66.2586752596495">
                <text:p>66.2586752596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2.8450266692424">
                <text:p>62.8450266692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  <table:table-cell office:value-type="float" office:value="56.5903943670042">
                <text:p>56.5903943670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  <table:table-cell office:value-type="float" office:value="47.2728508166752">
                <text:p>47.2728508166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36">
                <text:p>36</text:p>
              </table:table-cell>
              <table:table-cell office:value-type="float" office:value="34.171178203579">
                <text:p>34.171178203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3.5589329709747">
                <text:p>13.5589329709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-22">
                <text:p>-22</text:p>
              </table:table-cell>
              <table:table-cell office:value-type="float" office:value="-24.7989966351161">
                <text:p>-24.7989966351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-43">
                <text:p>-43</text:p>
              </table:table-cell>
              <table:table-cell office:value-type="float" office:value="-40.848863646129">
                <text:p>-40.848863646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-55">
                <text:p>-55</text:p>
              </table:table-cell>
              <table:table-cell office:value-type="float" office:value="-52.028409860927">
                <text:p>-52.02840986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-61">
                <text:p>-61</text:p>
              </table:table-cell>
              <table:table-cell office:value-type="float" office:value="-59.8713885915479">
                <text:p>-59.8713885915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-64">
                <text:p>-64</text:p>
              </table:table-cell>
              <table:table-cell office:value-type="float" office:value="-64.7853548581278">
                <text:p>-64.7853548581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-66">
                <text:p>-66</text:p>
              </table:table-cell>
              <table:table-cell office:value-type="float" office:value="-66.9020270579689">
                <text:p>-66.9020270579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-66">
                <text:p>-66</text:p>
              </table:table-cell>
              <table:table-cell office:value-type="float" office:value="-66.2586752596495">
                <text:p>-66.2586752596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-63">
                <text:p>-63</text:p>
              </table:table-cell>
              <table:table-cell office:value-type="float" office:value="-62.8450266692424">
                <text:p>-62.8450266692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-59">
                <text:p>-59</text:p>
              </table:table-cell>
              <table:table-cell office:value-type="float" office:value="-56.5903943670042">
                <text:p>-56.5903943670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-51">
                <text:p>-51</text:p>
              </table:table-cell>
              <table:table-cell office:value-type="float" office:value="-47.2728508166752">
                <text:p>-47.2728508166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-36">
                <text:p>-36</text:p>
              </table:table-cell>
              <table:table-cell office:value-type="float" office:value="-34.171178203579">
                <text:p>-34.171178203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-8">
                <text:p>-8</text:p>
              </table:table-cell>
              <table:table-cell office:value-type="float" office:value="-13.5589329709748">
                <text:p>-13.558932970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23">
                <text:p>23</text:p>
              </table:table-cell>
              <table:table-cell office:value-type="float" office:value="24.7989966351161">
                <text:p>24.7989966351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44">
                <text:p>44</text:p>
              </table:table-cell>
              <table:table-cell office:value-type="float" office:value="40.848863646129">
                <text:p>40.848863646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55">
                <text:p>55</text:p>
              </table:table-cell>
              <table:table-cell office:value-type="float" office:value="52.028409860927">
                <text:p>52.028409860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86cm" svg:y="4.205cm" style:legend-expansion="high" chart:style-name="ch2"/>
        <chart:plot-area chart:style-name="ch3" table:cell-range-address="Sheet1.B30:Sheet1.C54" chart:data-source-has-labels="row" svg:x="0.32cm" svg:y="0.18cm" svg:width="14.446cm" svg:height="8.64cm">
          <chartooo:coordinate-region svg:x="1.083cm" svg:y="0.375cm" svg:width="13.39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1:Sheet1.C54" chart:label-cell-address="Sheet1.C30:Sheet1.C30" chart:class="chart:scatter">
            <chart:domain table:cell-range-address="Sheet1.B31:Sheet1.B5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1:Sheet1.B54</svg:desc>
                </draw:g>
              </table:table-cell>
              <table:table-cell office:value-type="float" office:value="-32">
                <text:p>-32</text:p>
                <draw:g>
                  <svg:desc>Sheet1.C31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